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nux Libertine O" svg:font-family="'Linux Libertine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nux Libertine O" officeooo:rsid="0010b024" officeooo:paragraph-rsid="0010b024"/>
    </style:style>
    <style:style style:name="P2" style:family="paragraph" style:parent-style-name="Standard">
      <style:text-properties style:font-name="Linux Libertine O" officeooo:rsid="001f9060" officeooo:paragraph-rsid="001f9060"/>
    </style:style>
    <style:style style:name="P3" style:family="paragraph" style:parent-style-name="Standard">
      <style:text-properties style:font-name="Linux Libertine O" officeooo:rsid="001f934a" officeooo:paragraph-rsid="001f934a"/>
    </style:style>
    <style:style style:name="P4" style:family="paragraph" style:parent-style-name="Standard">
      <style:text-properties style:font-name="Linux Libertine O" officeooo:rsid="001f934a" officeooo:paragraph-rsid="0024fd87"/>
    </style:style>
    <style:style style:name="P5" style:family="paragraph" style:parent-style-name="Standard">
      <style:text-properties style:font-name="Linux Libertine O" officeooo:rsid="0024fd87" officeooo:paragraph-rsid="0024fd87"/>
    </style:style>
    <style:style style:name="P6" style:family="paragraph" style:parent-style-name="Heading">
      <style:text-properties style:font-name="Linux Libertine O"/>
    </style:style>
    <style:style style:name="P7" style:family="paragraph" style:parent-style-name="Heading">
      <style:text-properties fo:color="#3465a4" style:font-name="Linux Libertine O" fo:font-size="14pt" fo:font-weight="bold" style:font-name-asian="Noto Sans CJK SC Regular" style:font-size-asian="14pt" style:font-weight-asian="bold" style:font-name-complex="FreeSans" style:font-size-complex="14pt" style:font-weight-complex="bold"/>
    </style:style>
    <style:style style:name="P8" style:family="paragraph" style:parent-style-name="Heading_20_1">
      <style:text-properties fo:color="#004586" style:font-name="Linux Libertine O" fo:font-size="18.2000007629395pt" style:font-size-asian="18.2000007629395pt" style:font-size-complex="18.2000007629395pt" style:font-weight-complex="600"/>
    </style:style>
    <style:style style:name="T1" style:family="text">
      <style:text-properties officeooo:rsid="001f9060"/>
    </style:style>
    <style:style style:name="T2" style:family="text">
      <style:text-properties fo:color="#3465a4" fo:font-weight="bold" style:font-weight-asian="bold" style:font-weight-complex="bold"/>
    </style:style>
    <style:style style:name="T3" style:family="text">
      <style:text-properties fo:color="#3465a4" fo:font-weight="bold" officeooo:rsid="001f9060" style:font-weight-asian="bold" style:font-weight-complex="bold"/>
    </style:style>
    <style:style style:name="T4" style:family="text">
      <style:text-properties fo:color="#3465a4" fo:font-weight="bold" officeooo:rsid="002375c3" style:font-weight-asian="bold" style:font-weight-complex="bold"/>
    </style:style>
    <style:style style:name="T5" style:family="text">
      <style:text-properties officeooo:rsid="001f934a"/>
    </style:style>
    <style:style style:name="T6" style:family="text">
      <style:text-properties officeooo:rsid="00218056"/>
    </style:style>
    <style:style style:name="T7" style:family="text">
      <style:text-properties officeooo:rsid="0024fd87"/>
    </style:style>
    <style:style style:name="T8" style:family="text">
      <style:text-properties officeooo:rsid="002589af"/>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text:span text:style-name="T1">Red Chicken pot</text:span> (<text:span text:style-name="T7">4</text:span> portions)</text:h>
      <text:p text:style-name="P6"><text:span text:style-name="T2">For </text:span><text:span text:style-name="T4">the </text:span><text:span text:style-name="T3">chicken</text:span></text:p>
      <text:p text:style-name="P2">1kg skin-on chicken drumsticks (thighs can also work)</text:p>
      <text:p text:style-name="P2">optional spice mix (e.g. peri-peri)</text:p>
      <text:p text:style-name="P2">salt to taste</text:p>
      <text:p text:style-name="P1"/>
      <text:p text:style-name="P2">Trim the excess skin and fat from the chicken.</text:p>
      <text:p text:style-name="P2">If marinading, prep the day before and leave overnight. Otherwise, add <text:span text:style-name="T8">some</text:span> salt to the meat.</text:p>
      <text:p text:style-name="P2"/>
      <text:p text:style-name="P2">Foil line the grill tray. Grill on <text:span text:style-name="T7">medium-low</text:span> heat for <text:span text:style-name="T7">about 20 </text:span>min until the skin is crispy.<text:line-break/><text:span text:style-name="T7">It’s worth checking if the pieces need swapping round after 10-15 min.</text:span> (The chicken doesn’t have to be cooked <text:span text:style-name="T7">completely </text:span>through as it’s stewed in the pot.)</text:p>
      <text:p text:style-name="P1"/>
      <text:p text:style-name="P7">For the <text:span text:style-name="T1">sauce</text:span></text:p>
      <text:p text:style-name="P3">Large saucepan, as broad as possible.</text:p>
      <text:p text:style-name="P1"/>
      <text:p text:style-name="P2">1 large pack cherry tomatoes (<text:span text:style-name="T7">400-500</text:span>g)</text:p>
      <text:p text:style-name="P2">3 red peppers</text:p>
      <text:p text:style-name="P2">3 red onions</text:p>
      <text:p text:style-name="P2"><text:span text:style-name="T8">2</text:span> chicken stock pots <text:span text:style-name="T5">or cubes</text:span></text:p>
      <text:p text:style-name="P2"><text:span text:style-name="T7">3</text:span> cloves garlic</text:p>
      <text:p text:style-name="P2">mixed herbs</text:p>
      <text:p text:style-name="P2"><text:span text:style-name="T7">ground black</text:span> pepper</text:p>
      <text:p text:style-name="P2">1 tsp smoked paprika</text:p>
      <text:p text:style-name="P5">2 tbsp gravy granules</text:p>
      <text:p text:style-name="P2">olive oil</text:p>
      <text:p text:style-name="P1"/>
      <text:p text:style-name="P3">Wash the tomatoes and peppers, boil the kettle.</text:p>
      <text:p text:style-name="P3"/>
      <text:p text:style-name="P2">Chop the garlic (doesn’t have to be very fine), chop the onion into large chunks, and the peppers into 1-2cm pieces. <text:span text:style-name="T7">Halve the cherry tomatoes if they are large, else you can leave them whole.</text:span></text:p>
      <text:p text:style-name="P2"/>
      <text:p text:style-name="P2">Fry the onion and garlic on medium-high heat in plenty of olive oil, and add in the <text:span text:style-name="T7">black pepper,</text:span> herbs, <text:span text:style-name="T7">and</text:span> smoked paprika. <text:span text:style-name="T5">Stir frequently until the onions are soft.</text:span></text:p>
      <text:p text:style-name="P2"/>
      <text:p text:style-name="P4">Add the peppers and fry for a minute.<text:line-break/>Add the chicken stock items (crumble in if cube), <text:span text:style-name="T7">and add hot</text:span> water <text:span text:style-name="T7">till the mixture is covered. Turn up the heat</text:span> and stir for couple of minutes to dissolve the stock and bring to the boil.<text:line-break/><text:span text:style-name="T7">Add</text:span> the cherry tomatoes <text:span text:style-name="T7">to the top of the pot</text:span>.</text:p>
      <text:p text:style-name="P3"/>
      <text:p text:style-name="P3">Turn the heat to low and carefully add the chicken to the top of the pot. They should be placed crispy side up, and partially submerged in the sauce so that the meat is mostly covered, but as much of the crispy skin as possible is above the surface.</text:p>
      <text:p text:style-name="P3"/>
      <text:p text:style-name="P3">Leave to simmer with the lid off for 1 hour. Top up the water a bit if needed.</text:p>
      <text:p text:style-name="P3"/>
      <text:p text:style-name="P3">When cooked, you can serve with the chicken pieces whole, or <text:span text:style-name="T6">strip the meat and stir back into the sauce if preferred.</text:span></text:p>
      <text:p text:style-name="P3"/>
      <text:p text:style-name="P3">Can be served with rice or pasta or chunky bre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nux Libertine O" svg:font-family="'Linux Libertine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199cm" fo:margin-bottom="1cm" fo:margin-left="2cm" fo:margin-right="2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29T13:41:09.314438554</meta:creation-date>
    <dc:date>2021-07-05T13:07:04.088143718</dc:date>
    <meta:editing-duration>PT27M37S</meta:editing-duration>
    <meta:editing-cycles>15</meta:editing-cycles>
    <meta:generator>LibreOffice/5.1.6.2$Linux_X86_64 LibreOffice_project/10m0$Build-2</meta:generator>
    <meta:document-statistic meta:table-count="0" meta:image-count="0" meta:object-count="0" meta:page-count="1" meta:paragraph-count="28" meta:word-count="366" meta:character-count="1945" meta:non-whitespace-character-count="1607"/>
  </office:meta>
</office:document-meta>
</file>